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380" officeooo:paragraph-rsid="000f7380"/>
    </style:style>
    <style:style style:name="P2" style:family="paragraph" style:parent-style-name="Standard">
      <style:text-properties officeooo:rsid="000f7380" officeooo:paragraph-rsid="000f7380" fo:background-color="#99ff66"/>
    </style:style>
    <style:style style:name="P3" style:family="paragraph" style:parent-style-name="Standard">
      <style:text-properties officeooo:rsid="001104e7" officeooo:paragraph-rsid="001104e7" fo:background-color="#99ff66"/>
    </style:style>
    <style:style style:name="P4" style:family="paragraph" style:parent-style-name="Standard">
      <style:text-properties officeooo:rsid="001104e7" officeooo:paragraph-rsid="0013dd9d" fo:background-color="#99ff66"/>
    </style:style>
    <style:style style:name="P5" style:family="paragraph" style:parent-style-name="Standard">
      <style:text-properties officeooo:rsid="0010814a" officeooo:paragraph-rsid="0012db52" fo:background-color="#99ff66"/>
    </style:style>
    <style:style style:name="P6" style:family="paragraph" style:parent-style-name="Standard">
      <style:text-properties officeooo:rsid="0012db52" officeooo:paragraph-rsid="0012db52" fo:background-color="#99ff66"/>
    </style:style>
    <style:style style:name="P7" style:family="paragraph" style:parent-style-name="Standard">
      <style:text-properties officeooo:rsid="0018245b" officeooo:paragraph-rsid="0018245b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officeooo:rsid="00183413" officeooo:paragraph-rsid="00189478" fo:background-color="#99ff66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officeooo:rsid="001b8002" officeooo:paragraph-rsid="001b8002" fo:background-color="#99ff66"/>
    </style:style>
    <style:style style:name="T1" style:family="text">
      <style:text-properties officeooo:rsid="000f7380"/>
    </style:style>
    <style:style style:name="T2" style:family="text">
      <style:text-properties officeooo:rsid="0012db52"/>
    </style:style>
    <style:style style:name="T3" style:family="text">
      <style:text-properties officeooo:rsid="0013dd9d"/>
    </style:style>
    <style:style style:name="T4" style:family="text">
      <style:text-properties officeooo:rsid="0014a02e"/>
    </style:style>
    <style:style style:name="T5" style:family="text">
      <style:text-properties fo:background-color="#99ff66" loext:char-shading-value="0"/>
    </style:style>
    <style:style style:name="T6" style:family="text">
      <style:text-properties officeooo:rsid="000f7380" fo:background-color="#99ff66" loext:char-shading-value="0"/>
    </style:style>
    <style:style style:name="T7" style:family="text">
      <style:text-properties officeooo:rsid="0018245b"/>
    </style:style>
    <style:style style:name="T8" style:family="text">
      <style:text-properties officeooo:rsid="001b8002"/>
    </style:style>
    <style:style style:name="T9" style:family="text">
      <style:text-properties officeooo:rsid="001e31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5">Поменять цену эротического массажа на 4 тысячи на странице допов (3) и на странице оплаты его.</text:span></text:p>
      <text:p text:style-name="P2">2. Добавить расслабляющий для двоих*</text:p>
      <text:p text:style-name="P3">+подзаголовок – “Для тебя и поравившейся тебе девушки”</text:p>
      <text:p text:style-name="P1">3. Добавить страницу оплаты для него</text:p>
      <text:p text:style-name="P5"><text:span text:style-name="T2">3</text:span>.1 Поменять цену эро + стрип <text:span text:style-name="T1">на </text:span>5500<text:span text:style-name="T1"> тысяч на странице допов (3) и на странице оплаты его.</text:span></text:p>
      <text:p text:style-name="P2">4. Добавить эротический для двоих*</text:p>
      <text:p text:style-name="P4">+подзаголовок – “<text:span text:style-name="T3">*Для тебя и любой поравившейся тебе девушки</text:span>”</text:p>
      <text:p text:style-name="P1">5. Доба<text:span text:style-name="T7">в</text:span>ить страницу оплаты для него</text:p>
      <text:p text:style-name="P6">5.1 Добавить двойной эротический для двоих </text:p>
      <text:p text:style-name="P7">5.2 <text:span text:style-name="T6">Поменять цену </text:span><text:span text:style-name="T5">двойного стрип+</text:span><text:span text:style-name="T6">эротического массажа на </text:span><text:span text:style-name="T5">11</text:span><text:span text:style-name="T6"> тысяч на странице допов (3) и на странице оплаты его.</text:span></text:p>
      <text:p text:style-name="P8"><text:span text:style-name="T1">5.3 Поменять все цены на **70/**80</text:span></text:p>
      <text:p text:style-name="P8">-<text:span text:style-name="T8">на новых страницах оплаты</text:span></text:p>
      <text:p text:style-name="P8"><text:tab/>-<text:span text:style-name="T9">рассл для двоих</text:span></text:p>
      <text:p text:style-name="P8"><text:tab/>-<text:span text:style-name="T9">эро для двоих</text:span></text:p>
      <text:p text:style-name="P8"><text:tab/>-<text:span text:style-name="T9">эро 2 на 2</text:span></text:p>
      <text:p text:style-name="P9"><text:span text:style-name="T1">5.</text:span>4 Скопировать описания на страницы оплаты</text:p>
      <text:p text:style-name="P2">6. Аналогично – для МСК 2</text:p>
      <text:p text:style-name="P2">7. Аналогично – для Новосиб1</text:p>
      <text:p text:style-name="P2">8. Аналогично для Новосиб2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1:40:44.048668607</meta:creation-date>
    <dc:date>2017-11-08T21:34:08.088912967</dc:date>
    <meta:editing-duration>PT9H46M55S</meta:editing-duration>
    <meta:editing-cycles>12</meta:editing-cycles>
    <meta:generator>LibreOffice/4.3.3.2$Linux_x86 LibreOffice_project/430m0$Build-2</meta:generator>
    <meta:document-statistic meta:table-count="0" meta:image-count="0" meta:object-count="0" meta:page-count="1" meta:paragraph-count="19" meta:word-count="135" meta:character-count="827" meta:non-whitespace-character-count="703"/>
  </office:meta>
</office:document-meta>
</file>